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271in" fo:margin-left="0in" style:page-number="auto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FreeMono"/>
    </style:style>
    <style:style style:name="P4" style:family="paragraph" style:parent-style-name="Table_20_Contents">
      <style:text-properties style:font-name="FreeMono" fo:font-weight="bold" style:font-weight-asian="bold" style:font-weight-complex="bold"/>
    </style:style>
    <style:style style:name="P5" style:family="paragraph" style:parent-style-name="Table_20_Contents">
      <style:text-properties style:font-name="Gillsans"/>
    </style:style>
    <style:style style:name="P6" style:family="paragraph" style:parent-style-name="Table_20_Contents">
      <style:text-properties style:font-name="FreeMono" fo:font-weight="bold" officeooo:rsid="000cd793" officeooo:paragraph-rsid="000cd793" style:font-weight-asian="bold" style:font-weight-complex="bold"/>
    </style:style>
    <style:style style:name="P7" style:family="paragraph" style:parent-style-name="Table_20_Contents">
      <style:text-properties style:font-name="Gillsans" officeooo:rsid="000cd793" officeooo:paragraph-rsid="000e98b1"/>
    </style:style>
    <style:style style:name="T1" style:family="text">
      <style:text-properties style:font-name="Gillsans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officeooo:rsid="000e9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>sudo apt update &amp;&amp; sudo apt install ros-dev-tools</text:p>
            <text:p text:style-name="P3">sudo apt-get install ros-humble-joint-state-publisher-gui</text:p>
            <text:p text:style-name="P3">sudo apt-get install ros-humble-xacro</text:p>
            <text:p text:style-name="P3">sudo apt-get install ros-humble-gazebo-ros</text:p>
            <text:p text:style-name="P3">sudo apt-get install ros-humble-gazebo-ros2-control</text:p>
            <text:p text:style-name="P3">sudo apt-get install ros-humble-ros2-control</text:p>
            <text:p text:style-name="P3">sudo apt-get install ros-humble-ros2-controllers</text:p>
            <text:p text:style-name="P3">sudo apt-get install ros-humble-moveit</text:p>
            <text:p text:style-name="P3">sudo apt-get install ros-humble-urdf-tutorial</text:p>
            <text:p text:style-name="P3">sudo apt-get install libserial-dev</text:p>
            <text:p text:style-name="P3">sudo apt-get install python3-pip</text:p>
            <text:p text:style-name="P3">pip install pyserial</text:p>
            <text:p text:style-name="P3">pip3 list | grep setuptools</text:p>
            <text:p text:style-name="P3">pip3 install setuptools==58.2.0</text:p>
            <text:p text:style-name="P3">pip install flask</text:p>
            <text:p text:style-name="P3">pip install flask-ask-sdk</text:p>
            <text:p text:style-name="P3">pip install ask-sdk</text:p>
          </table:table-cell>
          <table:covered-table-cell/>
        </table:table-row>
        <table:table-row>
          <table:table-cell table:style-name="Table1.A4" office:value-type="string">
            <text:p text:style-name="P6">VS Code Extensions</text:p>
          </table:table-cell>
          <table:table-cell table:style-name="Table1.A1" office:value-type="string">
            <text:p text:style-name="P7">C/C++, CMake, CMake Tools, Python, XML, ROS, <text:span text:style-name="T3">URDF</text:span></text:p>
          </table:table-cell>
        </table:table-row>
        <table:table-row>
          <table:table-cell table:style-name="Table1.A2" table:number-columns-spanned="2" office:value-type="string">
            <text:p text:style-name="P2">Package and Workspace Creation</text:p>
          </table:table-cell>
          <table:covered-table-cell/>
        </table:table-row>
        <table:table-row>
          <table:table-cell table:style-name="Table1.A6" office:value-type="string">
            <text:p text:style-name="P4">mkdir -p ~/&lt;ws_name&gt;/src</text:p>
            <text:p text:style-name="P4">cd ~/&lt;ws_name&gt;/</text:p>
            <text:p text:style-name="P4">colcon build</text:p>
          </table:table-cell>
          <table:table-cell table:style-name="Table1.A2" office:value-type="string">
            <text:p text:style-name="P5">To create a new workspace and build it</text:p>
          </table:table-cell>
        </table:table-row>
        <table:table-row>
          <table:table-cell table:style-name="Table1.A6" office:value-type="string">
            <text:p text:style-name="P4">cd ~/&lt;ws_name&gt;/src</text:p>
            <text:p text:style-name="P4">ros2 pkg create --build-type ament_cmake --license Apache-2.0 &lt;package_name&gt;</text:p>
            <text:p text:style-name="P4">cd ~/&lt;ws_name&gt;</text:p>
            <text:p text:style-name="P4">colcon build</text:p>
          </table:table-cell>
          <table:table-cell table:style-name="Table1.A2" office:value-type="string">
            <text:p text:style-name="P5">To create a package and build it</text:p>
            <text:p text:style-name="Table_20_Contents"><text:span text:style-name="Default_20_Paragraph_20_Font"><text:span text:style-name="T1">C++ pkg: <text:s/></text:span></text:span><text:span text:style-name="Default_20_Paragraph_20_Font"><text:span text:style-name="T2">ament_cmake</text:span></text:span></text:p>
            <text:p text:style-name="Table_20_Contents"><text:span text:style-name="Default_20_Paragraph_20_Font"><text:span text:style-name="T1">Python pkg: <text:s/></text:span></text:span><text:span text:style-name="Default_20_Paragraph_20_Font"><text:span text:style-name="T2">ament_python</text:span></text:span></text:p>
          </table:table-cell>
        </table:table-row>
        <table:table-row>
          <table:table-cell table:style-name="Table1.A6" office:value-type="string">
            <text:p text:style-name="P4">. install/setup.bash</text:p>
          </table:table-cell>
          <table:table-cell table:style-name="Table1.A2" office:value-type="string">
            <text:p text:style-name="P5">To source the setup.bash file. This should be done to make the current terminal and ROS2 to know about the existence os the workspace we created.</text:p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3-18T19:26:39.060176862</dc:date>
    <meta:editing-cycles>18</meta:editing-cycles>
    <meta:editing-duration>PT2H15M31S</meta:editing-duration>
    <meta:document-statistic meta:table-count="1" meta:image-count="0" meta:object-count="0" meta:page-count="1" meta:paragraph-count="35" meta:word-count="161" meta:character-count="1208" meta:non-whitespace-character-count="1082"/>
    <meta:template xlink:type="simple" xlink:actuate="onRequest" xlink:title="" xlink:href="Normal"/>
  </office:meta>
</office:document-meta>
</file>